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style:border-line-width-bottom="0.0008in 0.0138in 0.0008in" fo:padding="0.0291in" fo:border-left="none" fo:border-right="none" fo:border-top="none" fo:border-bottom="0.0154in double #000000" style:join-border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break-before="page" style:border-line-width-bottom="0.0008in 0.0138in 0.0008in" fo:padding="0.0291in" fo:border-left="none" fo:border-right="none" fo:border-top="none" fo:border-bottom="0.0154in double #000000" style:join-border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fo:font-weight="normal" style:font-weight-asian="normal" style:font-weight-complex="normal"/>
    </style:style>
    <style:style style:name="P11" style:family="paragraph" style:parent-style-name="Standard" style:list-style-name="L2">
      <style:text-properties fo:font-weight="normal" style:font-weight-asian="normal" style:font-weight-complex="normal"/>
    </style:style>
    <style:style style:name="P12" style:family="paragraph" style:parent-style-name="Standard" style:list-style-name="L3">
      <style:text-properties fo:font-weight="normal" style:font-weight-asian="normal" style:font-weight-complex="normal"/>
    </style:style>
    <style:style style:name="P13" style:family="paragraph" style:parent-style-name="Standard" style:list-style-name="L4">
      <style:text-properties fo:font-weight="normal" style:font-weight-asian="normal" style:font-weight-complex="normal"/>
    </style:style>
    <style:style style:name="P14" style:family="paragraph" style:parent-style-name="Standard" style:list-style-name="L5">
      <style:text-properties fo:font-weight="normal" style:font-weight-asian="normal" style:font-weight-complex="normal"/>
    </style:style>
    <style:style style:name="P15" style:family="paragraph" style:parent-style-name="Standard" style:list-style-name="L7">
      <style:text-properties fo:font-weight="normal" style:font-weight-asian="normal" style:font-weight-complex="normal"/>
    </style:style>
    <style:style style:name="P16" style:family="paragraph" style:parent-style-name="Standard" style:list-style-name="L8">
      <style:text-properties fo:font-weight="normal" style:font-weight-asian="normal" style:font-weight-complex="normal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 style:list-style-name="L4"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6"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7">
      <style:text-properties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Standard" style:list-style-name="L8"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L9">
      <style:text-properties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5" style:family="paragraph" style:parent-style-name="Standard" style:list-style-name="L8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6" style:family="paragraph" style:parent-style-name="Standard" style:list-style-name="L9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7" style:family="paragraph" style:parent-style-name="Standard" style:list-style-name="L10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8" style:family="paragraph" style:parent-style-name="Standard" style:list-style-name="L11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9" style:family="paragraph" style:parent-style-name="Standard" style:list-style-name="L1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0" style:family="paragraph" style:parent-style-name="Standard" style:list-style-name="L13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Overview of Dr Git</text:p>
      <text:p text:style-name="P2"/>
      <text:p text:style-name="P2">For the purposes of this overview, we will be using the following terminology:</text:p>
      <text:list xml:id="list1489468713" text:style-name="L1">
        <text:list-item>
          <text:p text:style-name="P10">dev/ - branch prefix used to denote a development branch</text:p>
        </text:list-item>
        <text:list-item>
          <text:p text:style-name="P10">release/ - branch prefix used to denote a release branch</text:p>
        </text:list-item>
        <text:list-item>
          <text:p text:style-name="P10">origin – the remote repository</text:p>
        </text:list-item>
        <text:list-item>
          <text:p text:style-name="P10">master – the stable branch that all developers cut their branches from</text:p>
        </text:list-item>
        <text:list-item>
          <text:p text:style-name="P10">rc branch – dev/ release candidate branch, see <text:span text:style-name="T1">git dr-dev-submit</text:span></text:p>
        </text:list-item>
      </text:list>
      <text:p text:style-name="P2"/>
      <text:p text:style-name="P3"/>
      <text:p text:style-name="P9">Reference sheet</text:p>
      <text:p text:style-name="P3"/>
      <text:p text:style-name="P3">Misc commands</text:p>
      <text:p text:style-name="P2"/>
      <text:p text:style-name="P1">git dr-init</text:p>
      <text:p text:style-name="P2"/>
      <text:p text:style-name="P2">Role - Core command</text:p>
      <text:p text:style-name="P2"/>
      <text:p text:style-name="P2">Overview – Sets up repo-level config values used throughout Dr Git.</text:p>
      <text:p text:style-name="P1"/>
      <text:p text:style-name="P1"/>
      <text:p text:style-name="P1">git dr-sync-master</text:p>
      <text:p text:style-name="P2"/>
      <text:p text:style-name="P2">Role - Core command</text:p>
      <text:p text:style-name="P2"/>
      <text:p text:style-name="Standard"><text:span text:style-name="T2">Overview – Incorporates latest </text:span><text:span text:style-name="T6">origin/master </text:span><text:span text:style-name="T9">into your current branch. <text:s/>During the git rebase process, you will be prompted to resolve conflicts in the order in which you ORIGINALLY committed. <text:s/>This can lead to confusing conflict resolutions as commits are replayed in FIFO order. <text:s/>To reduce the pain associated with this experience, consider using </text:span><text:span text:style-name="T8">git dr-dev-squash </text:span><text:span text:style-name="T9"><text:s/>which squashes everything so that you only need to resolve 1 conflicts once.</text:span></text:p>
      <text:p text:style-name="P2"/>
      <text:p text:style-name="P2">Actions -</text:p>
      <text:list xml:id="list918701789" text:style-name="L2">
        <text:list-item>
          <text:p text:style-name="P11">Runs <text:span text:style-name="T1">git rebase </text:span><text:span text:style-name="T5">origin/master</text:span></text:p>
        </text:list-item>
        <text:list-item>
          <text:p text:style-name="P11">Execute user-provided hook <text:span text:style-name="T1">post-dr-sync-master</text:span></text:p>
        </text:list-item>
      </text:list>
      <text:p text:style-name="P1"/>
      <text:p text:style-name="P1"/>
      <text:p text:style-name="P1">git dr-vacuum</text:p>
      <text:p text:style-name="P2"/>
      <text:p text:style-name="P2">Role - Core command</text:p>
      <text:p text:style-name="P2"/>
      <text:p text:style-name="P2">Overview – Cleans out local knowledge of branches that no longer exist on irigin. <text:s/>In addition, purges local copies of dev + RC branches that have been rebased into <text:span text:style-name="T3">master</text:span>.</text:p>
      <text:p text:style-name="P2"/>
      <text:p text:style-name="P2">Actions -</text:p>
      <text:list xml:id="list848461270" text:style-name="L3">
        <text:list-item>
          <text:p text:style-name="P12">Runs <text:span text:style-name="T1">git fetch --prune</text:span></text:p>
        </text:list-item>
        <text:list-item>
          <text:p text:style-name="P12">Scans local branches and checks to see if they've been incorporated into master already. <text:s/>If so, remove local dev + RC branches.</text:p>
        </text:list-item>
      </text:list>
      <text:p text:style-name="P2"/>
      <text:p text:style-name="P2"/>
      <text:p text:style-name="P1">git dr-clone &lt;branch_name&gt; [&lt;branch_directory&gt;]</text:p>
      <text:p text:style-name="P1"/>
      <text:p text:style-name="P2">Role – Supporting command</text:p>
      <text:p text:style-name="P2"/>
      <text:p text:style-name="P2">Overview – Clones a local repository and initializes the clone at &lt;branch_directory&gt; which is defaulted to &lt;branch_name&gt; if not specified.</text:p>
      <text:p text:style-name="P2"/>
      <text:p text:style-name="P2">Useful when you like looking at multiple branches simultaneously. <text:s/>For example, you can have one directory have a repo with <text:span text:style-name="T3">master </text:span><text:span text:style-name="T7">always</text:span> checked out<text:span text:style-name="T7">. <text:s/>You can have another directory which has a </text:span><text:soft-page-break/><text:span text:style-name="T7">repo on which you do all your development.</text:span></text:p>
      <text:p text:style-name="P2"/>
      <text:p text:style-name="P2">Actions -</text:p>
      <text:list xml:id="list1432064287" text:style-name="L4">
        <text:list-item>
          <text:p text:style-name="P13">Clones a repository using your local repo as reference (local clone faster than remote clone)</text:p>
        </text:list-item>
        <text:list-item>
          <text:p text:style-name="P19">Copies over your Dr Git settings from your local repo</text:p>
        </text:list-item>
        <text:list-item>
          <text:p text:style-name="P13"><text:span text:style-name="T7">Executes user-provided hook </text:span><text:span text:style-name="T8">post-dr-init</text:span></text:p>
        </text:list-item>
        <text:list-item>
          <text:p text:style-name="P13"><text:span text:style-name="T7">Executes user-provided hook </text:span><text:span text:style-name="T8">post-dr-clone</text:span></text:p>
        </text:list-item>
      </text:list>
      <text:p text:style-name="P2"/>
      <text:p text:style-name="P2"/>
      <text:p text:style-name="P1">git dr-version</text:p>
      <text:p text:style-name="P1"/>
      <text:p text:style-name="P2">Role - Supporting command</text:p>
      <text:p text:style-name="P2"/>
      <text:p text:style-name="P2">Overview - Prints out current Dr Git version</text:p>
      <text:p text:style-name="P5"/>
      <text:p text:style-name="P2"/>
      <text:p text:style-name="P3">Development commands</text:p>
      <text:p text:style-name="P3"/>
      <text:p text:style-name="P1">git dr-dev-start &lt;branch_name&gt;</text:p>
      <text:p text:style-name="P2"/>
      <text:p text:style-name="P2">Role - Core command</text:p>
      <text:p text:style-name="P2"/>
      <text:p text:style-name="P2">Overview - Creates a new development branch cut from master. <text:s/>The very first step when starting on a new feature or bugfix.</text:p>
      <text:p text:style-name="P2"/>
      <text:p text:style-name="P2">Actions -</text:p>
      <text:list xml:id="list342671510" text:style-name="L5">
        <text:list-item>
          <text:p text:style-name="P14">On <text:span text:style-name="T3">origin</text:span><text:span text:style-name="T7">, cuts a branch from </text:span><text:span text:style-name="T3">master</text:span><text:span text:style-name="T7"> named </text:span><text:span text:style-name="T4">dev/&lt;branch_name&gt;</text:span></text:p>
        </text:list-item>
        <text:list-item>
          <text:p text:style-name="P14"><text:span text:style-name="T10">Runs</text:span><text:span text:style-name="T11"> git fetch </text:span><text:span text:style-name="T4">origin</text:span></text:p>
        </text:list-item>
        <text:list-item>
          <text:p text:style-name="P14"><text:span text:style-name="T10">Runs</text:span><text:span text:style-name="T11"> git checkout dev/&lt;branch_name&gt;</text:span></text:p>
        </text:list-item>
        <text:list-item>
          <text:p text:style-name="P14"><text:span text:style-name="T10">Executes user-provided hook</text:span><text:span text:style-name="T11"> post-dr-dev-start</text:span></text:p>
        </text:list-item>
      </text:list>
      <text:p text:style-name="P5"/>
      <text:p text:style-name="P5"/>
      <text:p text:style-name="P5">git dr-dev-submit</text:p>
      <text:p text:style-name="P5"/>
      <text:p text:style-name="P4">Role - Core command</text:p>
      <text:p text:style-name="P4"/>
      <text:p text:style-name="P2"><text:span text:style-name="T7">Overview - Creates a “Release Candidate” (RC) branch and publishes it to </text:span><text:span text:style-name="T3">master</text:span><text:span text:style-name="T7">. <text:s/>A RC branch is a branch that takes all the commits you've made in your development branch and squashes them down into a single commit. <text:s/>This RC branch will have a single commit message that will ultimately end up in </text:span><text:span text:style-name="T3">master</text:span><text:span text:style-name="T7">. <text:s/>RC branches are the only branches that get integrated into </text:span><text:span text:style-name="T3">master</text:span><text:span text:style-name="T7"> via your release process.</text:span></text:p>
      <text:p text:style-name="P4"/>
      <text:p text:style-name="P2"><text:span text:style-name="T7">RC branches are unique in that they are always derived from another branch. <text:s/>You should never commit on an RC branch as the scripts will always regenerate a RC branch from your development branch. <text:s/>To update your RC branch, commit your changes on your development branch and re-run </text:span><text:span text:style-name="T8">git dr-dev-submit</text:span><text:span text:style-name="T7">. <text:s/>You will have an opportunity to change or re-use the existing RC branch's commit message.</text:span></text:p>
      <text:p text:style-name="P4"/>
      <text:p text:style-name="P4">Actions -</text:p>
      <text:list xml:id="list363842793" text:style-name="L6">
        <text:list-item>
          <text:p text:style-name="P20">Executes user-provided hook <text:span text:style-name="T1">pre-dr-dev-submit</text:span></text:p>
        </text:list-item>
        <text:list-item>
          <text:p text:style-name="P20">Runs <text:span text:style-name="T1">git dr-sync-master</text:span></text:p>
        </text:list-item>
        <text:list-item>
          <text:p text:style-name="P20"><text:soft-page-break/>Cuts a new branch (RC) from your development branch</text:p>
        </text:list-item>
        <text:list-item>
          <text:p text:style-name="P20">Effectively run <text:span text:style-name="T1">git dr-dev-squash</text:span> on the RC branch but re-use the commit message if available</text:p>
        </text:list-item>
        <text:list-item>
          <text:p text:style-name="P20">Force publishes the RC branch to <text:span text:style-name="T3">origin </text:span>so a release manager can integrate your change</text:p>
        </text:list-item>
        <text:list-item>
          <text:p text:style-name="P20">Executes user-provided hook <text:span text:style-name="T1">post-dr-dev-submit</text:span></text:p>
        </text:list-item>
      </text:list>
      <text:p text:style-name="P5"/>
      <text:p text:style-name="P5"/>
      <text:p text:style-name="P5">git dr-dev-squash</text:p>
      <text:p text:style-name="P5"/>
      <text:p text:style-name="P4">Role - Supporting command</text:p>
      <text:p text:style-name="P4"/>
      <text:p text:style-name="P2"><text:span text:style-name="T7">Overview - Takes all commits you've made since your last update with </text:span><text:span text:style-name="T3">master</text:span><text:span text:style-name="T7"> and safely squashes them down into a single commit. <text:s/>Git commit messages are preserved and persisted in the new commit's log message. <text:s/>Each message is separated by newlines.</text:span></text:p>
      <text:p text:style-name="P4"/>
      <text:p text:style-name="P2"><text:span text:style-name="T7">Useful prior to running </text:span><text:span text:style-name="T8">git dr-sync-master</text:span><text:span text:style-name="T7"> <text:s/>This is an alternative to using </text:span><text:span text:style-name="T8">git rerere</text:span><text:span text:style-name="T7">. <text:s/>By running this command, this simplifies conflict resolution as you only have to resolve your conflicts once instead of up to the number of commits you've made since your last update.</text:span></text:p>
      <text:p text:style-name="P4"/>
      <text:p text:style-name="P4">Actions -</text:p>
      <text:list xml:id="list1854794419" text:style-name="L7">
        <text:list-item>
          <text:p text:style-name="P15"><text:span text:style-name="T7">Determines commit from which you diverged from </text:span><text:span text:style-name="T3">master</text:span></text:p>
        </text:list-item>
        <text:list-item>
          <text:p text:style-name="P21">Checks for merge commits and multiple authors</text:p>
        </text:list-item>
        <text:list-item>
          <text:p text:style-name="P21">Runs <text:span text:style-name="T1">git reset --soft &lt;divergent-commit&gt;</text:span></text:p>
        </text:list-item>
        <text:list-item>
          <text:p text:style-name="P21">Re-commits staged changes (from above) and commit with messages from previous commits</text:p>
        </text:list-item>
        <text:list-item>
          <text:p text:style-name="P21">Executes user-provided hook <text:span text:style-name="T1">post-dr-dev-squash</text:span></text:p>
        </text:list-item>
      </text:list>
      <text:p text:style-name="P3"/>
      <text:p text:style-name="P3"/>
      <text:p text:style-name="P5">git dr-dev-publish</text:p>
      <text:p text:style-name="P4"/>
      <text:p text:style-name="P4">Role - Supporting command</text:p>
      <text:p text:style-name="P4"/>
      <text:p text:style-name="P1"><text:span text:style-name="T9">Overview – Publishes your branch to </text:span><text:span text:style-name="T6">origin</text:span><text:span text:style-name="T9"> so others can see your changes.</text:span></text:p>
      <text:p text:style-name="P4"/>
      <text:p text:style-name="P4">Actions -</text:p>
      <text:list xml:id="list1292095758" text:style-name="L8">
        <text:list-item>
          <text:p text:style-name="P16"><text:span text:style-name="T7">Execute user-provided hook </text:span><text:span text:style-name="T8">pre-dr-dev-publish</text:span></text:p>
        </text:list-item>
        <text:list-item>
          <text:p text:style-name="P16"><text:span text:style-name="T7">Attempts to run </text:span><text:span text:style-name="T8">git push </text:span><text:span text:style-name="T5">origin </text:span><text:span text:style-name="T11">&lt;branch_name&gt;</text:span><text:span text:style-name="T10"> </text:span></text:p>
        </text:list-item>
        <text:list-item>
          <text:p text:style-name="P25">On push failure, prompt user for override and force-push if necessary</text:p>
        </text:list-item>
        <text:list-item>
          <text:p text:style-name="P22"><text:span text:style-name="T12">Execute user-provided hook </text:span><text:span text:style-name="T13">post-dr-dev-publish</text:span><text:span text:style-name="T12"> </text:span></text:p>
        </text:list-item>
      </text:list>
      <text:p text:style-name="P4"/>
      <text:p text:style-name="P4"/>
      <text:p text:style-name="P5">git dr-dev-delete</text:p>
      <text:p text:style-name="P5"/>
      <text:p text:style-name="P4">Role – Supporting command</text:p>
      <text:p text:style-name="P4"/>
      <text:p text:style-name="P4">Overview – Deletes your development branch as well as your RC branch.</text:p>
      <text:p text:style-name="P4"/>
      <text:p text:style-name="P4">Actions -</text:p>
      <text:list xml:id="list1533681719" text:style-name="L9">
        <text:list-item>
          <text:p text:style-name="P23">Prompts to delete your local dev + RC branch</text:p>
        </text:list-item>
        <text:list-item>
          <text:p text:style-name="P26">Prompts to delete your remote dev + RC branch</text:p>
        </text:list-item>
      </text:list>
      <text:p text:style-name="P3"/>
      <text:p text:style-name="P4"><text:soft-page-break/></text:p>
      <text:p text:style-name="P3">Release commands</text:p>
      <text:p text:style-name="P5">git dr-release-start</text:p>
      <text:p text:style-name="P5"/>
      <text:p text:style-name="P6">Role - Core command</text:p>
      <text:p text:style-name="P6"/>
      <text:p text:style-name="P6">Overview - Creates a new release branch cut from master. <text:s/>This will be a working ground for integrating changes prior to releasing them to production/<text:span text:style-name="T3">master. <text:s/></text:span>Developers and release managers should NEVER cut branches from other release branches as they may be interactively git rebased or force-pushed.</text:p>
      <text:p text:style-name="P6"/>
      <text:p text:style-name="P6">Actions -</text:p>
      <text:list xml:id="list977351769" text:style-name="L10">
        <text:list-item>
          <text:p text:style-name="P27">On origin, cuts a branch from <text:span text:style-name="T3">master</text:span> named <text:span text:style-name="T1">release/&lt;branch_name&gt;</text:span></text:p>
        </text:list-item>
        <text:list-item>
          <text:p text:style-name="P27">Runs <text:span text:style-name="T1">git fetch origin</text:span></text:p>
        </text:list-item>
        <text:list-item>
          <text:p text:style-name="P27">Runs <text:span text:style-name="T1">git checkout release/&lt;branch_name&gt;</text:span></text:p>
        </text:list-item>
        <text:list-item>
          <text:p text:style-name="P27">Executes user-provided hook <text:span text:style-name="T1">post-dr-release-start</text:span></text:p>
        </text:list-item>
      </text:list>
      <text:p text:style-name="P6"/>
      <text:p text:style-name="P6"/>
      <text:p text:style-name="P7">git dr-release-add &lt;dev/&lt;branch_name&gt;&gt;</text:p>
      <text:p text:style-name="P6"/>
      <text:p text:style-name="P6">Role - Core command</text:p>
      <text:p text:style-name="P6"/>
      <text:p text:style-name="P6">Overview – Takes a development (not RC) branch as an argument. <text:s/>Verifies that the development branch has a RC branch associated with it and that both branches have equivalent diffs. <text:s/>Cherry-picks the RC branch into this release branch and annotates all pulled in commits with the original branch name as well as the number of commits involved in the integration.</text:p>
      <text:p text:style-name="P6"/>
      <text:p text:style-name="P6">Actions -</text:p>
      <text:list xml:id="list883681157" text:style-name="L11">
        <text:list-item>
          <text:p text:style-name="P28">Verifies integrity of development and RC branches... ensure they are equivalent</text:p>
        </text:list-item>
        <text:list-item>
          <text:p text:style-name="P28">Runs <text:span text:style-name="T1">git cherry-pick &lt;divergent_merge&gt;..&lt;RC branch&gt;</text:span></text:p>
        </text:list-item>
        <text:list-item>
          <text:p text:style-name="P28">Annotates the cherry-pick'ed commits with source branch info and commit order</text:p>
        </text:list-item>
        <text:list-item>
          <text:p text:style-name="P28">Executes user-provided hook <text:span text:style-name="T1">post-dr-release-add &lt;repo/dev/branch_name&gt;</text:span></text:p>
        </text:list-item>
      </text:list>
      <text:p text:style-name="P6"/>
      <text:p text:style-name="P6"/>
      <text:p text:style-name="P7">git dr-release-remove &lt;dev/&lt;branch_name&gt;&gt;</text:p>
      <text:p text:style-name="P6"/>
      <text:p text:style-name="P6">Role - Core command (NOT IMPLEMENTED)</text:p>
      <text:p text:style-name="P6"/>
      <text:p text:style-name="P6">Overview – Takes a development (not RC) branch as an argument. <text:s/>Verifies that we previously cherry-picked this branch into this release branch. <text:s/>Removes the branch from the release branch and removes annotation around cherry-pick'ed commits.</text:p>
      <text:p text:style-name="P6"/>
      <text:p text:style-name="P6"/>
      <text:p text:style-name="P7">git dr-release-finish</text:p>
      <text:p text:style-name="P7"/>
      <text:p text:style-name="P6">Role - Core command</text:p>
      <text:p text:style-name="P6"/>
      <text:p text:style-name="P6">Overview – After manually QA'ing a release branch, finish off a release and reintegrate all changes back into master.</text:p>
      <text:p text:style-name="P6"><text:soft-page-break/></text:p>
      <text:p text:style-name="P6">Actions -</text:p>
      <text:list xml:id="list1466584783" text:style-name="L13">
        <text:list-item>
          <text:p text:style-name="P30">Effectively runs <text:span text:style-name="T1">git dr-sync-master</text:span></text:p>
        </text:list-item>
        <text:list-item>
          <text:p text:style-name="P30">Prompts as a sanity check before updating <text:span text:style-name="T3">master</text:span></text:p>
        </text:list-item>
        <text:list-item>
          <text:p text:style-name="P30">If <text:span text:style-name="T3">master </text:span>update succeeds, create local/remote tag [release-YYYYMMDD-HHmmSS]</text:p>
        </text:list-item>
        <text:list-item>
          <text:p text:style-name="P30">Deletes all remote development + RC branches that were successfully integrated into master</text:p>
        </text:list-item>
      </text:list>
      <text:p text:style-name="P6"/>
      <text:p text:style-name="P6"/>
      <text:p text:style-name="P7">git dr-release-delete</text:p>
      <text:p text:style-name="P6"/>
      <text:p text:style-name="P6">Role – Supporting command</text:p>
      <text:p text:style-name="P6"/>
      <text:p text:style-name="P6">Overview – Deletes your release branch locally and remotely.</text:p>
      <text:p text:style-name="P6"/>
      <text:p text:style-name="P6">Actions -</text:p>
      <text:list xml:id="list667218524" text:style-name="L12">
        <text:list-item>
          <text:p text:style-name="P29">Prompts to delete your local and remote release bran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08T15:20:31</meta:creation-date>
    <meta:generator>OpenOffice.org/3.2$Unix OpenOffice.org_project/320m18$Build-9502</meta:generator>
    <dc:date>2012-05-10T15:45:51</dc:date>
    <meta:editing-duration>PT07H56M49S</meta:editing-duration>
    <meta:editing-cycles>34</meta:editing-cycles>
    <meta:document-statistic meta:table-count="0" meta:image-count="0" meta:object-count="0" meta:page-count="6" meta:paragraph-count="113" meta:word-count="1169" meta:character-count="7355"/>
  </office:meta>
</office:document-meta>
</file>